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18.74mm" svg:y="31.02mm">
            <loext:p draw:notify-on-update-of-ranges="Sheet1.A1:Sheet1.A4 Sheet1.B1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464.8892092975*EXP(0.0023401098*[.A6])" office:value-type="float" office:value="645.105900166783" calcext:value-type="float">
            <text:p>645.1059001668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464.8892092975*EXP(0.0023401098*[.D6])" office:value-type="float" office:value="676.015960265029" calcext:value-type="float">
            <text:p>676.015960265</text:p>
          </table:table-cell>
        </table:table-row>
        <table:table-row table:style-name="ro1">
          <table:table-cell table:formula="of:=3*140" office:value-type="float" office:value="420" calcext:value-type="float">
            <text:p>420</text:p>
          </table:table-cell>
          <table:table-cell table:formula="of:=464.8892092975*EXP(0.0023401098*[.A7])" office:value-type="float" office:value="1242.20739545793" calcext:value-type="float">
            <text:p>1242.2073954579</text:p>
          </table:table-cell>
          <table:table-cell/>
          <table:table-cell table:formula="of:=3*160" office:value-type="float" office:value="480" calcext:value-type="float">
            <text:p>480</text:p>
          </table:table-cell>
          <table:table-cell table:formula="of:=464.8892092975*EXP(0.0023401098*[.D7])" office:value-type="float" office:value="1429.45970276487" calcext:value-type="float">
            <text:p>1429.4597027649</text:p>
          </table:table-cell>
        </table:table-row>
        <table:table-row table:style-name="ro1">
          <table:table-cell table:formula="of:=6*140" office:value-type="float" office:value="840" calcext:value-type="float">
            <text:p>840</text:p>
          </table:table-cell>
          <table:table-cell table:formula="of:=464.8892092975*EXP(0.0023401098*[.A8])" office:value-type="float" office:value="3319.24076203476" calcext:value-type="float">
            <text:p>3319.2407620348</text:p>
          </table:table-cell>
          <table:table-cell/>
          <table:table-cell table:formula="of:=6*160" office:value-type="float" office:value="960" calcext:value-type="float">
            <text:p>960</text:p>
          </table:table-cell>
          <table:table-cell table:formula="of:=464.8892092975*EXP(0.0023401098*[.D8])" office:value-type="float" office:value="4395.35915431626" calcext:value-type="float">
            <text:p>4395.3591543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55:22.649990878</meta:creation-date>
    <dc:date>2019-05-07T18:59:32.417470305</dc:date>
    <meta:editing-duration>PT4M10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A1:Sheet1.B4" svg:x="0.32cm" svg:y="0.18cm" svg:width="10.391cm" svg:height="8.64cm">
          <chartooo:coordinate-region svg:x="1.127cm" svg:y="0.379cm" svg:width="9.1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4</svg:desc>
                </draw:g>
              </table:table-cell>
              <table:table-cell office:value-type="float" office:value="470">
                <text:p>47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1420">
                <text:p>14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